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span text:style-name="T2">bubble.cpp</text:span></text:p>
      <text:p text:style-name="Preformatted_20_Text"/>
      <text:p text:style-name="Preformatted_20_Text">The struct bubble is used to create a single bubble. Its members are as follows.</text:p>
      <text:p text:style-name="Preformatted_20_Text"><text:span text:style-name="T1">1)Circle bbl:</text:span> This Circle represents an individual bubble.</text:p>
      <text:p text:style-name="Preformatted_20_Text"><text:span text:style-name="T1">2)double bblx</text:span>: This represents the velocity of the bubble in the x direction.</text:p>
      <text:p text:style-name="Preformatted_20_Text"><text:span text:style-name="T1">3)double bbly</text:span>: This represents the velocity of the bubble in the y direction.</text:p>
      <text:p text:style-name="Preformatted_20_Text"><text:span text:style-name="T1">4)int size</text:span>: This stores the radius of the bubble.</text:p>
      <text:p text:style-name="Preformatted_20_Text"><text:span text:style-name="T1">5)int x</text:span>: This stores the x co ordinate from where the bubble originates in <text:s/>the lower part of the</text:p>
      <text:p text:style-name="Preformatted_20_Text"><text:tab/><text:tab/> aquarium.</text:p>
      <text:p text:style-name="P1">6)bubble::bubble()</text:p>
      <text:p text:style-name="Preformatted_20_Text"><text:tab/> <text:s/>This default constructor intialises bblx to -200 so that the bubble does not appear on th</text:p>
      <text:p text:style-name="Preformatted_20_Text"><text:s text:c="2"/>canvs when it is created. It initialises bbly and size randomly. Then it reset the Circle</text:p>
      <text:p text:style-name="Preformatted_20_Text"><text:s text:c="2"/>and also colours it.</text:p>
      <text:p text:style-name="Preformatted_20_Text"><text:tab/> <text:s text:c="2"/>This constructor is called by the method bblset::bblset when it creates an array of bubbles.</text:p>
      <text:p text:style-name="P1">7)void bubble::bubbleMotion()</text:p>
      <text:p text:style-name="Preformatted_20_Text"><text:tab/> <text:s/>This function causes the bubble on which it is invoked to move. The x and y velocities are</text:p>
      <text:p text:style-name="Preformatted_20_Text"><text:s text:c="2"/>set inversly related to the size of the bubble.</text:p>
      <text:p text:style-name="Preformatted_20_Text"><text:tab/> <text:s/>If the bubble goes out of the canvas (i.e. bbly becomes negative), it is again sent to the</text:p>
      <text:p text:style-name="Preformatted_20_Text"><text:s text:c="2"/>bottom of the aquarium and here it originates at an x co ordinate randomly distributed about x+25.</text:p>
      <text:p text:style-name="Preformatted_20_Text"><text:s text:c="2"/>Its size is also re determined and the Circle is then reset.</text:p>
      <text:p text:style-name="Preformatted_20_Text"><text:s text:c="6"/>This function is called by void bblset::bubbleSetMotion.</text:p>
      <text:p text:style-name="Preformatted_20_Text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0:57:18</dc:date>
    <meta:editing-duration>P0D</meta:editing-duration>
    <meta:editing-cycles>1</meta:editing-cycles>
    <meta:document-statistic meta:table-count="0" meta:image-count="0" meta:object-count="0" meta:page-count="1" meta:paragraph-count="21" meta:word-count="214" meta:character-count="1276" meta:non-whitespace-character-count="1040"/>
  </office:meta>
</office:document-meta>
</file>